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5583in"/>
    </style:style>
    <style:style style:name="Table1.B" style:family="table-column">
      <style:table-column-properties style:column-width="0.3604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2.3146in" fo:margin-left="2.3632in" fo:margin-right="2.2472in" table:align="margins"/>
    </style:style>
    <style:style style:name="Table2.A" style:family="table-column">
      <style:table-column-properties style:column-width="2.3146in" style:rel-column-width="65535*"/>
    </style:style>
    <style:style style:name="Table2.1" style:family="table-row">
      <style:table-row-properties style:min-row-height="0.43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style:text-underline-style="none"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</table:table-cell>
          <table:table-cell table:style-name="Table1.A1" office:value-type="string">
            <text:p text:style-name="P3">P-1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PENERIMAAN LAPORAN</text:p>
            <text:p text:style-name="P2"><text:s text:c="15"/>NOMOR {nomor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12"/>Pada hari ini {hari} tanggal {tanggal} bertempat di {tempat} saya {nama} pangkat {pangkat} NIP {nip} jabatan {jabatan} pada kejaksaan {kejaksaan} telah menerima laporan dari :</text:p>
            <text:p text:style-name="Table_20_Contents">{laporan_dari}</text:p>
          </table:table-cell>
        </table:table-row>
      </table:table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Yang bersangkutan telah melaporkan :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{telah_melaporkan}</text:p>
          </table:table-cell>
        </table:table-row>
      </table:table>
      <text:p text:style-name="Standard"/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s text:c="12"/>Demikianlah Surat Penerimaan Laporan ini saya buat dengan sebenarnya atas</text:p>
            <text:p text:style-name="Table_20_Contents">kekuatan sumpah jabatan kemudian ditutup dan ditandatangani pada hari, tangga1 dan tempat</text:p>
            <text:p text:style-name="Table_20_Contents">seperti tersebut diatas.</text:p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4">PENERIMA LAPORAN,</text:p>
            <text:p text:style-name="P4"/>
            <text:p text:style-name="P4"/>
            <text:p text:style-name="P4"/>
            <text:p text:style-name="P4">( <text:s text:c="3"/>{penerima} <text:s text:c="2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0T10:21:30.89</meta:creation-date>
    <dc:date>2015-09-10T14:42:14.04</dc:date>
    <meta:editing-duration>PT9M31S</meta:editing-duration>
    <meta:editing-cycles>5</meta:editing-cycles>
    <meta:generator>OpenOffice/4.1.1$Win32 OpenOffice.org_project/411m6$Build-9775</meta:generator>
    <meta:document-statistic meta:table-count="7" meta:image-count="0" meta:object-count="0" meta:page-count="1" meta:paragraph-count="13" meta:word-count="68" meta:character-count="549"/>
  </office:meta>
</office:document-meta>
</file>